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cd63" officeooo:paragraph-rsid="000ccd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07:25:43.841000000</meta:creation-date>
    <dc:date>2017-09-27T07:27:27.966000000</dc:date>
    <meta:editing-duration>PT1M4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Dev/6.0.0.0.alpha0$Windows_x86 LibreOffice_project/77f77c57d336ba041faf51e2168372d1e0962a19</meta:generator>
  </office:meta>
</office:document-meta>
</file>